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Rachana" svg:font-family="Rachana"/>
    <style:font-face style:name="Meera" svg:font-family="Meera" style:font-family-generic="swiss" style:font-pitch="variable"/>
    <style:font-face style:name="Meera1" svg:font-family="Meera"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e767a" style:language-complex="ml" style:country-complex="IN"/>
    </style:style>
    <style:style style:name="P2" style:family="paragraph" style:parent-style-name="Standard">
      <style:paragraph-properties fo:text-align="justify" style:justify-single-word="false"/>
      <style:text-properties officeooo:paragraph-rsid="00209127" style:language-complex="ml" style:country-complex="IN"/>
    </style:style>
    <style:style style:name="P3" style:family="paragraph" style:parent-style-name="Standard" style:list-style-name="L1">
      <style:paragraph-properties fo:text-align="justify" style:justify-single-word="false"/>
      <style:text-properties officeooo:paragraph-rsid="001e767a" style:language-complex="ml" style:country-complex="IN"/>
    </style:style>
    <style:style style:name="P4" style:family="paragraph" style:parent-style-name="Standard">
      <style:paragraph-properties fo:text-align="justify" style:justify-single-word="false"/>
      <style:text-properties fo:font-style="italic" officeooo:paragraph-rsid="0020b7d5" style:font-style-asian="italic" style:language-complex="ml" style:country-complex="IN" style:font-style-complex="italic"/>
    </style:style>
    <style:style style:name="P5" style:family="paragraph" style:parent-style-name="Standard">
      <style:paragraph-properties fo:text-align="justify" style:justify-single-word="false"/>
      <style:text-properties fo:font-style="italic" officeooo:paragraph-rsid="001e767a" style:font-style-asian="italic" style:language-complex="ml" style:country-complex="IN" style:font-style-complex="italic"/>
    </style:style>
    <style:style style:name="P6" style:family="paragraph" style:parent-style-name="Heading_20_2">
      <style:text-properties fo:font-style="normal" style:font-style-asian="normal" style:language-complex="ml" style:country-complex="IN" style:font-style-complex="normal"/>
    </style:style>
    <style:style style:name="P7" style:family="paragraph" style:parent-style-name="Heading_20_1">
      <style:text-properties style:language-complex="ml" style:country-complex="IN"/>
    </style:style>
    <style:style style:name="P8" style:family="paragraph" style:parent-style-name="Horizontal_20_Line">
      <style:text-properties style:language-complex="ml" style:country-complex="IN"/>
    </style:style>
    <style:style style:name="T1" style:family="text">
      <style:text-properties officeooo:rsid="001e767a"/>
    </style:style>
    <style:style style:name="T2" style:family="text">
      <style:text-properties officeooo:rsid="00209127"/>
    </style:style>
    <style:style style:name="T3" style:family="text">
      <style:text-properties fo:font-weight="bold" officeooo:rsid="00209127" style:font-weight-asian="bold" style:font-weight-complex="bold"/>
    </style:style>
    <style:style style:name="T4" style:family="text">
      <style:text-properties officeooo:rsid="0020b7d5"/>
    </style:style>
    <style:style style:name="T5"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text:span></text:p>
      <text:h text:style-name="P7" text:outline-level="1"><text:span text:style-name="T2">മലയാളം കമ്പ്യൂട്ടിങ്ങ് : യുണിക്കോഡ് പ്രശ്നങ്ങളും സാങ്കേതികവിദ്യയും</text:span></text:h>
      <text:p text:style-name="P2"><text:span text:style-name="T3">സന്തോഷ് തോട്ടിങ്ങല്‍, സ്വതന്ത്ര മലയാളം കമ്പ്യൂട്ടിങ്ങ്</text:span><text:span text:style-name="T2"></text:span></text:p>
      <text:p text:style-name="Horizontal_20_Line"><text:span text:style-name="T1"/></text:p>
      <text:h text:style-name="P6" text:outline-level="2"><text:span text:style-name="T1">യുണിക്കോഡ് </text:span></text:h>
      <text:p text:style-name="P1"><text:span text:style-name="T1"/></text:p>
      <text:p text:style-name="P1"><text:span text:style-name="T1">മലയാളം കമ്പ്യൂട്ടറുകളില്‍ വ്യാപകമായി ഉപയോഗിക്കാന്‍ തുടങ്ങിയെങ്കിലും അടിസ്ഥാനപരമായ പല പ്രശ്ന­ങ്ങളും ഇനിയും പരിഹരിക്കാനുണ്ടു്. ഇവ പരിഹരിച്ചല്ലാതെ നമുക്കു് വളരെ മുന്നോട്ടു പോകാനാകില്ല. മലയാളം കമ്പ്യൂട്ടറുകളില്‍ ഉപയോഗിക്കണമെങ്കില്‍ വ്യക്തമായി നിര്‍വചിക്കപ്പെട്ട ഒരു ഡാറ്റാ എന്‍കോഡിങ്ങ് സ്റ്റാന്‍­ഡേഡ് അത്യന്താപേക്ഷിതമാണു്. അക്ഷരങ്ങള്‍ ഒരോന്നും എങ്ങനെ വ്യതിരിക്തമായി രേഖപ്പെട്ടുത്താം എന്ന­തിനുള്ള മാര്‍ഗ്ഗരേഖ. യൂണിക്കോഡ് മാനകമാണു് ഇതിനായി നിലവിലുള്ളതു്. ഓരോ മലയാളാക്ഷരങ്ങള്‍ക്കും യുണിക്കോഡില്‍ അതിന്റെയായ കോഡ് പോയിന്റുകള്‍ ഉണ്ടു്. ഇതുപയോഗിച്ചുതന്നെയാണു് നാം മലയാളം കമ്പ്യൂട്ടറുകളില്‍ ഉപയോഗിക്കുന്നതും ഉപയോഗിക്കാന്‍ പോകുന്നതും. പക്ഷേ മലയാളം യൂനിക്കോഡില്‍ ഗുരുത­രമായ പ്രശ്നങ്ങളുണ്ടു്. അധികം ആഴങ്ങളിലേക്കു പോകാതെ അവയെ താഴെ കൊടുത്തിരിക്കുന്ന വിധം ലളിതമായി അക്കമിട്ടു നിരത്താം.</text:span></text:p>
      <text:list xml:id="list1057664691" text:style-name="L1">
        <text:list-item>
          <text:p text:style-name="P3"><text:span text:style-name="T1">കേരള സര്‍വ്വകലാശാല, രചന അക്ഷരവേദി, സ്വതന്ത്ര മലയാളം കമ്പ്യൂട്ടിങ്ങ് തുടങ്ങിയവയിലെ ഭാ­ഷാ വിദഗ്ധരും സാങ്കേതികവിദഗ്ദ്ധരും ശക്തമായെതിര്‍ത്തിട്ടും യുണിക്കോഡ് കണ്‍സോര്‍ഷ്യം യൂ­ണിക്കോഡ് 5.1 പതിപ്പില്‍ കൊണ്ടുവന്ന മലയാള ചില്ലക്ഷരങ്ങളുടെ രണ്ടാം എന്‍കോഡിങ്ങ്. രണ്ടുവിധ­ത്തില്‍ ചില്ലക്ഷരങ്ങളെഴുതാമെന്നതു് മലയാളം കമ്പ്യൂട്ടിങ്ങിന്റെ അടിത്തറയെത്തന്നെ ബാ­ധിക്കുന്ന ഗുരുതരമായ പ്രശ്നമാണു്. സുരക്ഷാപ്രശ്നങ്ങള്‍, തെരച്ചില്‍/അകാരാദിക്രമം എന്നിവയിലുണ്ടാ­ക്കുന്ന പ്രശ്നങ്ങള്‍, ഭാഷാ വ്യാകരണവ്യവസ്ഥക്ക് നിരക്കാത്തതിന്റെ പ്രശ്നങ്ങള്‍ തുടങ്ങിയവ ഇതുണ്ടാ­ക്കുനു.</text:span></text:p>
        </text:list-item>
        <text:list-item>
          <text:p text:style-name="P3"><text:span text:style-name="T1">ന്റ എന്ന കൂട്ടക്ഷരം ന്‍ + ചന്ദ്രക്കല + റ എന്നെഴുതണമെന്ന യൂണിക്കോഡ് നിര്‍ദ്ദേശം. മൈക്രോസോ­ഫ്റ്റിന്റെ കാര്‍ത്തിക എന്ന ഫോണ്ടിനുവേണ്ടി കൊണ്ടുവന്ന ഈ നിര്‍ദ്ദേശം ഭാഷ നിയമങ്ങളെ കാറ്റില്‍ പറത്തുന്നു.</text:span></text:p>
        </text:list-item>
        <text:list-item>
          <text:p text:style-name="P3"><text:span text:style-name="T1">വര്‍ത്സ്യാനുനാസികവും(പനയിലെ ന), വര്‍ത്സ്യഖരവും(റ്റയുടെ പാതി, അല്ലെങ്കില്‍ ഇംഗ്ലീഷിലെ cat എന്നു പറയുന്നതിലെ അവസാനത്തെ റ്റയുടെ രൂപം) യുണിക്കോഡില്‍ യാതൊരു ചര്‍ച്ചയും കൂടാതെ തെറ്റായ തെളിവുകളുടെ പിന്‍ബലത്തില്‍ കൊണ്ടുവന്നതു്.</text:span></text:p>
        </text:list-item>
        <text:list-item>
          <text:p text:style-name="P3"><text:span text:style-name="T1">രേഫത്തിനു പ്രത്യേകം കോഡ് പോയിന്റ് കൊടുത്തതിലൂടെ വന്ന സുരക്ഷാപ്രശ്നങ്ങളും സാങ്കേതികപ്ര­ശ്നങ്ങളും. ഭാര്യ, സൂര്യന്‍ എന്നിവയൊക്കെ പല രീതിയില്‍ എഴുതാന്‍ ഇതു കാരണമാവുന്നു.</text:span></text:p>
        </text:list-item>
        <text:list-item>
          <text:p text:style-name="P3"><text:span text:style-name="T1">ഔ ചിഹ്നത്തിനു് ൗ, ൌ എന്നിവയിലേതുപയോഗിക്കണമെന്ന ആശയക്കുഴപ്പം.</text:span></text:p>
        </text:list-item>
      </text:list>
      <text:p text:style-name="P1"><text:span text:style-name="T1"></text:span></text:p>
      <text:p text:style-name="P1"><text:span text:style-name="T1">മേല്‍പ്പറഞ്ഞ പ്രശ്നങ്ങള്‍ ഇതുവരെ ഉന്നയിച്ചതും അവയ്ക്കെതിരെ നിലകൊണ്ടതും സ്വതന്ത്ര സോഫ്റ്റ്‌വെയര്‍ പ്ര­വര്‍ത്തകര്‍ മാത്രമാണു്. കുത്തക കമ്പനികളുടെ പ്രതിനിധികള്‍ക്കു മാത്രം തീരുമാനമെടുക്കാവുന്ന യുണിക്കോ­ഡ് കണ്‍സോര്‍ഷ്യത്തില്‍ നമുക്കു് പ്രാതിനിധ്യമില്ല. അവരുടെ തീരുമാനങ്ങള്‍ സുതാര്യവും അല്ല. ഈ പ്രശ്ന­ത്തെക്കുറിച്ചു് ഭാഷാ വിദഗ്ദ്ധരെ അവബോധമുള്ളവരാക്കുകയും അവരുടെ അഭിപ്രായം യുണിക്കോഡില്‍ ഉന്ന­യിച്ചു് എത്രയും പെട്ടെന്നു് പരിഹാരമുണ്ടാക്കുകയും ചെയ്തില്ലെങ്കില്‍ മലയാളം കമ്പ്യൂട്ടിങ്ങിനു് അധികദൂരം മു­ന്നോട്ടു പോകാനാകില്ല.</text:span></text:p>
      <text:p text:style-name="P1"><text:span text:style-name="T1"></text:span></text:p>
      <text:h text:style-name="P7" text:outline-level="1"><text:span text:style-name="T1">ലിപിവ്യവസ്ഥ</text:span></text:h>
      <text:p text:style-name="P1"><text:span text:style-name="T1"/></text:p>
      <text:p text:style-name="P1"><text:span text:style-name="T1">അക്ഷരങ്ങളുടെ തലത്തില്‍ നിന്നും വാക്കുകളുടെ തലത്തിലേക്കു വരുമ്പോള്‍ നിയതമായ എഴുത്തുരീതിയില്ലാ­ത്തതു് മലയാളത്തെ വലയ്ക്കുന്നു. പലവാക്കുകള്‍ പലരീതിയില്‍ എഴുതാമെന്നതു് വലിയൊരു വെല്ലുവിളിയാണു്. അദ്ധ്യാപകനും, അധ്യാപകനും കമ്പ്യൂട്ടറിനെ സംബന്ധിച്ചിടത്തോളം രണ്ടുവാക്കായിരിക്കുമ്പോള്‍ ഈ ഡാറ്റ­യുടെ മുകളിലെ സകല കണക്കുകൂട്ടലുകളും തെറ്റുന്നു. ഇതു പരിഹരിക്കാന്‍ ഏകീകൃതമായ ഒരു എഴുത്തുരീ­തി </text:span><text:soft-page-break/><text:span text:style-name="T1">അടിച്ചേല്‍പിക്കല്‍ പ്രായോഗികമല്ല താനും. ലിപിപരിഷ്കരണങ്ങളില്‍ നിന്നും ഉടലെടുത്ത ഈ അവ്യവ­സ്ഥകള്‍ക്കു് എങ്ങനെ പരിഹാരമുണ്ടാക്കാമെന്നു് ആലോചിക്കേണ്ടിയിരിക്കുന്നു.</text:span></text:p>
      <text:p text:style-name="P1"><text:span text:style-name="T1"></text:span></text:p>
      <text:h text:style-name="P7" text:outline-level="1"><text:span text:style-name="T1">സ്റ്റാന്‍ഡേഡുകള്‍</text:span></text:h>
      <text:p text:style-name="P1"><text:span text:style-name="T1"/></text:p>
      <text:p text:style-name="P1"><text:span text:style-name="T1">മലയാളഭാഷാ കമ്പ്യൂട്ടിങ്ങിന്റെ സ്റ്റാന്‍ഡേഡുകള്‍ തീരുമാനിക്കുന്നതില്‍ ഇതുവരെ കണ്ടുവരുന്നതു് ഒട്ടും സുതാ­ര്യമല്ലാതെ ജനകീയ പങ്കാളിത്തമില്ലാതെ ഏതെങ്കിലും സര്‍ക്കാര്‍ ഏജന്‍സികള്‍(ഉദാഹരണം:സിഡാക്ക്) യാതൊരു ഉത്തരവാദിത്വവുമില്ലാതെ എന്തെങ്കിലുമൊക്കെ ചെയ്യുന്നതാണു്. മലയാളം ടൈപ്പ് ചെയ്യാനുള്ള ഇന്‍സ്ക്രിപ്റ്റ് രീതിയുടെ പുതുക്കിയ പതിപ്പ് സിഡാക്ക് ഇപ്രകാരം വളരെ തെറ്റായി തയ്യാറാക്കിയ ഒന്നാണു്. സ്വതന്ത്ര മലയാളം കമ്പ്യൂട്ടിങ്ങ് ഇതിലെ തെറ്റുകള്‍ ചൂണ്ടിക്കാണിച്ചിട്ടും പ്രതികരണമില്ല. മലയാള വെബ്‌വി­ലാസങ്ങള്‍ക്കായുള്ള IDN സ്റ്റാന്‍ഡേഡും ഇപ്രകാരം അബദ്ധജടിലമായിരുന്നു. ഇതു ചൂണ്ടിക്കാണിച്ചപ്പോള്‍ വീണ്ടും സ്റ്റാന്‍ഡേഡ് തയ്യാറാക്കാനുള്ള ചര്‍ച്ചകള്‍ തുടങ്ങാന്‍ സിഡാക്ക് തീരുമാനിച്ചിട്ടുണ്ടു്. പക്ഷേ ഇത്തരം സന്ദര്‍ഭങ്ങളിലൊന്നും ചുരുക്കം ചില സന്നദ്ധ സാങ്കേതികപ്രവര്‍ത്തകരുടെതല്ലാതെ സര്‍ക്കാറിന്റെ ഭാഗത്തു നിന്നോ ഭാഷാവിദഗ്ദ്ധര്‍മാരില്‍ നിന്നോ പ്രതികരണമുണ്ടാവാറില്ല. ഇതിനുകാരണം ഇവയെപ്പറ്റി പലപ്പോഴും ഇവര്‍ അറിയാതെപ്പോകുന്നതാണു്. ഈ സ്ഥിതി മാറണം. ഐടി വകുപ്പു് ഇക്കാര്യങ്ങളില്‍ ഉത്തരവാദിത്ത­ത്തോടെ പ്രവര്‍ത്തിക്കേണ്ടിയിരിക്കുന്നു.</text:span></text:p>
      <text:p text:style-name="P1"><text:span text:style-name="T1"></text:span></text:p>
      <text:h text:style-name="P7" text:outline-level="1"><text:span text:style-name="T1">സാങ്കേതികവിദ്യാഗവേഷണവും വികസനവും</text:span></text:h>
      <text:p text:style-name="P1"><text:span text:style-name="T1"/></text:p>
      <text:p text:style-name="P1"><text:span text:style-name="T1">സ്വതന്ത്ര സോഫ്ററ്‌വെയര്‍ പ്രവര്‍ത്തകരുടെ സജീവ പ്രവര്‍ത്തനങ്ങളുടെ ഫലമായി മലയാളം ഇന്ത്യന്‍ ഭാഷക­ളെ സംബന്ധിച്ചിടത്തോളം സാങ്കേതികവിദ്യയില്‍ വളരെ മുന്നിലാണു്. ഏതെങ്കിലും സോഫ്റ്റ്‌വയര്‍ കമ്പനികള്‍ ഗവേഷണവും സോഫ്റ്റ്‌‌വെയര്‍ നിര്‍മ്മാണവും നടത്തും , നമ്മള്‍ ഉപയോഗിക്കും എന്ന നയം മാറ­ണം. സ്വതന്ത്ര സോഫ്റ്റ്‌വയര്‍ വികസനരീതിയില്‍ എല്ലാവര്‍ക്കും സജീവമായി പങ്കെടുക്കാന്‍ കഴിയും. ഇക്കാ­ര്യത്തില്‍ നമുക്കു് വേണ്ടതു് പുതിയൊരു മാതൃകയുടെ നിര്‍മ്മിതിയാണു്. സര്‍ക്കാര്‍ സ്ഥാപനങ്ങളും സ്വതന്ത്ര സോഫ്റ്റ്‌വയര്‍ സമൂഹങ്ങളും തമ്മിലൂള്ള പരസ്പര സഹകരണം ഉറപ്പാക്കാനുള്ള നടപടികള്‍ വേണം. ഇതിന്റെ ആദ്യപടിയായി സര്‍ക്കാര്‍ ഏജന്‍സികള്‍ അവരുടെ സോഫ്‌റ്റ്‌വെയര്‍ വികസനരീതി സ്വതന്ത്ര സോഫ്റ്റ്‌വെ­യര്‍ മാതൃകയിലേക്കു മാറ്റണം. ഇപ്പോളുള്ള സര്‍ക്കാര്‍ വക കുത്തക സോഫ്റ്റ്‌‌‌വെയറുകള്‍ ജനങ്ങള്‍ക്കായി സ്വത­ന്ത്ര ലൈസന്‍സുകളില്‍ തുറന്നു കൊടുക്കണം. ജനങ്ങളുടെ പണമുപയോഗിച്ചു് സര്‍ക്കാര്‍ ഏജന്‍സികള്‍ കുത്തക സോഫ്റ്റ്‌വെയറുണ്ടാക്കി ബൈനറികള്‍ മാത്രം കൊടുക്കന്നതു് ഒട്ടും അംഗീകരിക്കാന്‍ പറ്റില്ല. സ്വതന്ത്ര സോഫ്റ്റ്‌‌വെയര്‍ ഉപയോഗിച്ചു് മലയാളഭാഷക്കു വേണ്ടി ഗവേഷണവും വികസനവും നടത്തുന്നവരെ പ്രോത്സാ­ഹിപ്പിക്കണം. മലയാളികള്‍ക്കു മാത്രമേ കുറ്റമറ്റ രീതിയില്‍ മലയാളം സോഫ്റ്റ്‌വെയറുകള്‍ ഉണ്ടാക്കാന്‍ കഴിയൂ എന്ന വസ്തുത തിരിച്ചറിയണം. സാങ്കേതികപ്രവര്‍ത്തകരും മലയാളഭാഷാ വിദഗ്ദ്ധരും ഒരുമിച്ചു് പ്രവര്‍ത്തിക്കേ­ണ്ട ഒരു മേഖലയായതിനാല്‍ ഇവര്‍ തമ്മിലുള്ള സഹകരണം ഉറപ്പാക്കണം. പ്രശ്നങ്ങള്‍ ചര്‍ച്ച ചെയ്യാനും തീരു­മാനങ്ങളെടുക്കാനും <text:s/>ഇരുവരെയും പങ്കെടുപ്പിച്ചുള്ള സംവാദങ്ങള്‍, ശില്പശാലകള്‍ എന്നിവ സംഘടിപ്പിക്ക­ണം.</text:span></text:p>
      <text:p text:style-name="P1"><text:span text:style-name="T1"/></text:p>
      <text:p text:style-name="P1"><text:span text:style-name="T1">പ്രാദേശികവത്കരിക്കപ്പെട്ട സ്വതന്ത്ര ഓപ്പറേറ്റിങ്ങ് സിസ്റ്റങ്ങള്‍ സര്‍ക്കാറിന്റെ ഇ-ഗവേണന്‍സ് പദ്ധതിക­ളില്‍ ഉപയോഗിക്കണം. പ്രാദേശികവത്കരണത്തില്‍ ഇപ്പൊള്‍ സന്നദ്ധ സാങ്കേതികപ്രവര്‍ത്തകര്‍ മാത്രമാ­ണു് പ്രവര്‍ത്തിക്കുന്നതു്. ഈ മേഖലയില്‍ സ്വതന്ത്ര സോഫ്‌റ്റ്‌വെയര്‍ കൂട്ടായ്മകളുമായി സര്‍ക്കാര്‍ ഏജന്‍സി­കള്‍ക്ക് സഹകരിക്കാവുന്നതാണു്.</text:span></text:p>
      <text:p text:style-name="P1"><text:span text:style-name="T1"></text:span></text:p>
      <text:h text:style-name="P7" text:outline-level="1"><text:span text:style-name="T1">പരിശീലനം, പ്രചാരണം</text:span></text:h>
      <text:p text:style-name="P1"><text:span text:style-name="T1"><text:s/></text:span></text:p>
      <text:p text:style-name="P1"><text:span text:style-name="T1"><text:s/>മലയാളഭാഷാ കമ്പ്യൂട്ടിങ്ങില്‍ ഉപയോക്താക്കള്‍ക്ക് പരിശീലനം നല്‍കുന്നതിനു് സംസ്ഥാനത്തുടനീളം വി­ദ്യാഭ്യാസസ്ഥാപനങ്ങളോടും സ്വതന്ത്ര സോഫ്റ്റ്‌‌വെയര്‍ കൂട്ടയ്മകളോടും സഹകരിച്ചു് പരിപാടികള്‍ സംഘടിപ്പി­ക്കണം. ഉപയോക്തൃപരിശീലനത്തോടൊപ്പം പുതിയ സാങ്കേതിക പ്രവര്‍ത്തകരെ ഈ മേഖലയി­ലേക്കു് ആകര്‍ഷിക്കുന്നതിനു് സാങ്കേതിക വിദ്യാഭ്യാസ സ്ഥാപനങ്ങളില്‍ പരിശീലനപരിപാടികളും </text:span><text:soft-page-break/><text:span text:style-name="T1">മത്സരങ്ങളും സംഘടിപ്പിക്കണം. ബിരുദ ബിരുദാനന്തര കോഴ്സുകളില്‍ മലയാളം കമ്പ്യൂട്ടേഷണല്‍ ലിംഗ്വിസ്റ്റിക്സ് ഒരു പഠന വിഷയമാക്കണം. </text:span></text:p>
      <text:p text:style-name="P8"><text:span text:style-name="T4"/></text:p>
      <text:p text:style-name="P5"><text:span text:style-name="T4"/></text:p>
      <text:p text:style-name="P4"><text:span text:style-name="T4">2011 ജനുവരി 1,2,3 തിയ്യതികളില്‍ തിരുവനന്തപുരത്തു നടന്ന കേരളപഠന കോണ്‍ഗ്രസ്സിലെ മലയാളം കമ്പ്യൂട്ടിങ്ങ് എന്ന വിഭാഗത്തില്‍ അവതരിപ്പിച്ചതു്. </text:span></text:p>
      <text:p text:style-name="P4"><text:span text:style-name="T4">Content licensed under creative commons attribution share alike 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Rachana" svg:font-family="Rachana"/>
    <style:font-face style:name="Meera" svg:font-family="Meera" style:font-family-generic="swiss" style:font-pitch="variable"/>
    <style:font-face style:name="Meera1" svg:font-family="Meer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chana" fo:font-size="12pt" fo:language="en" fo:country="IN" style:letter-kerning="true" style:font-name-asian="Meera1" style:font-size-asian="10.5pt" style:language-asian="zh" style:country-asian="CN" style:font-name-complex="Rachana"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Meera" fo:font-size="14pt" style:font-name-asian="Meera1" style:font-size-asian="14pt" style:font-name-complex="Meer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Rachana" style:font-size-asian="12pt" style:font-name-complex="Rachana"/>
    </style:style>
    <style:style style:name="Caption" style:family="paragraph" style:parent-style-name="Standard" style:class="extra">
      <style:paragraph-properties fo:margin-top="0.212cm" fo:margin-bottom="0.212cm" text:number-lines="false" text:line-number="0"/>
      <style:text-properties style:font-name="Rachana" fo:font-size="12pt" fo:font-style="italic" style:font-size-asian="12pt" style:font-style-asian="italic" style:font-name-complex="Rachana" style:font-size-complex="12pt" style:font-style-complex="italic"/>
    </style:style>
    <style:style style:name="Index" style:family="paragraph" style:parent-style-name="Standard" style:class="index">
      <style:paragraph-properties text:number-lines="false" text:line-number="0"/>
      <style:text-properties style:font-name="Rachana" style:font-size-asian="12pt" style:font-name-complex="Rachan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hosh Thottingal</meta:initial-creator>
    <meta:creation-date>2011-01-05T13:29:35</meta:creation-date>
    <dc:date>2011-01-05T13:37:37</dc:date>
    <dc:creator>Santhosh Thottingal</dc:creator>
    <meta:editing-duration>PT00H08M08S</meta:editing-duration>
    <meta:editing-cycles>7</meta:editing-cycles>
    <meta:generator>OpenOffice.org/3.2$Linux OpenOffice.org_project/320m19$Build-9505</meta:generator>
    <meta:document-statistic meta:table-count="0" meta:image-count="0" meta:object-count="0" meta:page-count="3" meta:paragraph-count="28" meta:word-count="716" meta:character-count="6653"/>
  </office:meta>
</office:document-meta>
</file>